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新細明體" svg:font-family="新細明體"/>
    <style:font-face style:name="新細明體" svg:font-family="新細明體"/>
    <style:font-face style:name="標楷體" svg:font-family="標楷體"/>
    <style:font-face style:name="標楷體" svg:font-family="標楷體"/>
  </office:font-face-decls>
  <office:automatic-styles>
    <style:style style:name="co8" style:family="table-column">
      <style:table-column-properties fo:break-before="auto" style:column-width="1.917cm"/>
    </style:style>
    <style:style style:name="ID0ERH" style:family="table-column">
      <style:table-column-properties style:column-width="1.29cm"/>
    </style:style>
    <style:style style:name="ID0EYH" style:family="table-column">
      <style:table-column-properties style:column-width="2.205cm"/>
    </style:style>
    <style:style style:name="ID0EBAAC" style:family="table-column">
      <style:table-column-properties style:column-width="2.933cm"/>
    </style:style>
    <style:style style:name="ID0EJAAC" style:family="table-column">
      <style:table-column-properties style:column-width="2.463cm"/>
    </style:style>
    <style:style style:name="ID0EQAAC" style:family="table-column">
      <style:table-column-properties style:column-width="1.149cm"/>
    </style:style>
    <style:style style:name="ID0EYAAC" style:family="table-column">
      <style:table-column-properties style:column-width="2.463cm"/>
    </style:style>
    <style:style style:name="ID0EABAC" style:family="table-column">
      <style:table-column-properties style:column-width="4.693cm"/>
    </style:style>
    <style:style style:name="ID0EHBAC" style:family="table-column">
      <style:table-column-properties style:column-width="2.463cm"/>
    </style:style>
    <style:style style:name="ID0EPBAC" style:family="table-column">
      <style:table-column-properties style:column-width="1.877cm"/>
    </style:style>
    <style:style style:name="co6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1.917cm"/>
    </style:style>
    <style:style style:name="ro8" style:family="table-row">
      <style:table-row-properties fo:break-before="auto" style:row-height="0.572cm"/>
    </style:style>
    <style:style style:name="ID0EWBAC" style:family="table-row">
      <style:table-row-properties fo:break-before="auto" style:row-height="0.699cm" style:use-optimal-row-height="true"/>
    </style:style>
    <style:style style:name="ID0EXDAC" style:family="table-row">
      <style:table-row-properties fo:break-before="auto" style:row-height="1.143cm" style:use-optimal-row-height="true"/>
    </style:style>
    <style:style style:name="ID0EMFAC" style:family="table-row">
      <style:table-row-properties fo:break-before="auto" style:row-height="1.143cm" style:use-optimal-row-height="true"/>
    </style:style>
    <style:style style:name="ID0EBHAC" style:family="table-row">
      <style:table-row-properties fo:break-before="auto" style:row-height="1.143cm" style:use-optimal-row-height="true"/>
    </style:style>
    <style:style style:name="ID0EWIAC" style:family="table-row">
      <style:table-row-properties fo:break-before="auto" style:row-height="1.143cm" style:use-optimal-row-height="true"/>
    </style:style>
    <style:style style:name="ID0ELKAC" style:family="table-row">
      <style:table-row-properties fo:break-before="auto" style:row-height="1.143cm" style:use-optimal-row-height="true"/>
    </style:style>
    <style:style style:name="ID0EAMAC" style:family="table-row">
      <style:table-row-properties fo:break-before="auto" style:row-height="1.143cm" style:use-optimal-row-height="true"/>
    </style:style>
    <style:style style:name="ID0EVNAC" style:family="table-row">
      <style:table-row-properties fo:break-before="auto" style:row-height="1.143cm" style:use-optimal-row-height="true"/>
    </style:style>
    <style:style style:name="ID0ETCAE" style:family="table-row">
      <style:table-row-properties fo:break-before="auto" style:row-height="1.143cm" style:use-optimal-row-height="true"/>
    </style:style>
    <style:style style:name="ID0EEOAE" style:family="table-row">
      <style:table-row-properties fo:break-before="auto" style:row-height="1.143cm" style:use-optimal-row-height="true"/>
    </style:style>
    <style:style style:name="ID0ERRAE" style:family="table-row">
      <style:table-row-properties fo:break-before="auto" style:row-height="1.143cm" style:use-optimal-row-height="true"/>
    </style:style>
    <style:style style:name="ID0EGTAE" style:family="table-row">
      <style:table-row-properties fo:break-before="auto" style:row-height="1.143cm" style:use-optimal-row-height="true"/>
    </style:style>
    <style:style style:name="ID0E2UAE" style:family="table-row">
      <style:table-row-properties fo:break-before="auto" style:row-height="1.143cm" style:use-optimal-row-height="true"/>
    </style:style>
    <style:style style:name="ID0EQWAE" style:family="table-row">
      <style:table-row-properties fo:break-before="auto" style:row-height="1.143cm" style:use-optimal-row-height="true"/>
    </style:style>
    <style:style style:name="ID0EV5AE" style:family="table-row">
      <style:table-row-properties fo:break-before="auto" style:row-height="1.143cm" style:use-optimal-row-height="true"/>
    </style:style>
    <style:style style:name="ID0E6BAG" style:family="table-row">
      <style:table-row-properties fo:break-before="auto" style:row-height="1.715cm" style:use-optimal-row-height="true"/>
    </style:style>
    <style:style style:name="ID0EUDAG" style:family="table-row">
      <style:table-row-properties fo:break-before="auto" style:row-height="1.143cm" style:use-optimal-row-height="true"/>
    </style:style>
    <style:style style:name="ID0E4GAG" style:family="table-row">
      <style:table-row-properties fo:break-before="auto" style:row-height="1.143cm" style:use-optimal-row-height="true"/>
    </style:style>
    <style:style style:name="ID0ESIAG" style:family="table-row">
      <style:table-row-properties fo:break-before="auto" style:row-height="1.143cm" style:use-optimal-row-height="true"/>
    </style:style>
    <style:style style:name="ID0EXQAG" style:family="table-row">
      <style:table-row-properties fo:break-before="auto" style:row-height="1.143cm" style:use-optimal-row-height="true"/>
    </style:style>
    <style:style style:name="ID0EUVAG" style:family="table-row">
      <style:table-row-properties fo:break-before="auto" style:row-height="1.143cm" style:use-optimal-row-height="true"/>
    </style:style>
    <style:style style:name="ID0EJXAG" style:family="table-row">
      <style:table-row-properties fo:break-before="auto" style:row-height="1.143cm" style:use-optimal-row-height="true"/>
    </style:style>
    <style:style style:name="ID0ECBBG" style:family="table-row">
      <style:table-row-properties fo:break-before="auto" style:row-height="1.143cm" style:use-optimal-row-height="true"/>
    </style:style>
    <style:style style:name="ID0ETHBG" style:family="table-row">
      <style:table-row-properties fo:break-before="auto" style:row-height="1.143cm" style:use-optimal-row-height="true"/>
    </style:style>
    <style:style style:name="ro6" style:family="table-row">
      <style:table-row-properties fo:break-before="auto" style:row-height="0.572cm"/>
    </style:style>
    <style:style style:name="ro5" style:family="table-row">
      <style:table-row-properties fo:break-before="auto" style:row-height="0.572cm"/>
    </style:style>
    <style:style style:name="ID0ENXBI" style:family="table-cell" style:parent-style-name="Default">
      <style:table-cell-properties style:vertical-align="middle"/>
      <style:text-properties fo:font-size="12" style:font-size-asian="12pt" style:font-size-complex="12pt" style:font-name-asian="新細明體" fo:color="#000000" style:font-name="新細明體"/>
    </style:style>
    <style:style style:name="ID0EWXBI" style:family="table-cell" style:parent-style-name="Default">
      <style:table-cell-properties style:vertical-align="middle"/>
      <style:paragraph-properties fo:text-align="start"/>
      <style:text-properties fo:font-size="14" style:font-size-asian="14pt" style:font-size-complex="14pt" style:font-name-asian="標楷體" style:font-name="標楷體"/>
    </style:style>
    <style:style style:name="ID0ECYBI" style:family="table-cell" style:parent-style-name="Default">
      <style:table-cell-properties style:vertical-align="middle"/>
      <style:text-properties fo:font-size="12" style:font-size-asian="12pt" style:font-size-complex="12pt" style:font-name-asian="標楷體" style:font-name="標楷體"/>
    </style:style>
    <style:style style:name="ID0EMYBI" style:family="table-cell" style:parent-style-name="Default">
      <style:table-cell-properties style:vertical-align="middle" fo:wrap-option="wrap"/>
      <style:text-properties fo:font-size="12" style:font-size-asian="12pt" style:font-size-complex="12pt" style:font-name-asian="標楷體" style:font-name="標楷體"/>
    </style:style>
    <style:style style:name="ID0EYYBI" style:family="table-cell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fo:font-size="12" style:font-size-asian="12pt" style:font-size-complex="12pt" style:font-name-asian="標楷體" style:font-name="標楷體"/>
    </style:style>
    <style:style style:name="ID0EFZBI" style:family="table-cell" style:parent-style-name="Default">
      <style:table-cell-properties style:vertical-align="middle" fo:border-bottom="0.002cm solid #000000" fo:border-right="0.002cm solid #000000" fo:border-left="0.002cm solid #000000" fo:border-top="0.002cm solid #000000"/>
      <style:text-properties fo:font-size="12" style:font-size-asian="12pt" style:font-size-complex="12pt" style:font-name-asian="標楷體" style:font-name="標楷體"/>
    </style:style>
    <style:style style:name="ID0EQZB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text-properties fo:font-size="12" style:font-size-asian="12pt" style:font-size-complex="12pt" style:font-name-asian="標楷體" style:font-name="標楷體"/>
    </style:style>
    <style:style style:name="ID0E4ZBI" style:family="table-cell" style:parent-style-name="Default">
      <style:table-cell-properties style:vertical-align="middle" fo:border-bottom="0.002cm solid #000000" fo:border-right="0.002cm solid #000000" fo:border-left="0.002cm solid #000000" fo:border-top="0.002cm solid #000000"/>
      <style:text-properties fo:font-size="12" style:font-size-asian="12pt" style:font-size-complex="12pt" style:font-name-asian="標楷體" style:font-name="標楷體"/>
    </style:style>
    <style:style style:name="ID0EJ1B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text-properties fo:font-size="12" style:font-size-asian="12pt" style:font-size-complex="12pt" style:font-name-asian="標楷體" style:font-name="標楷體"/>
    </style:style>
    <style:style style:name="ID0EX1BI" style:family="table-cell" style:parent-style-name="Default">
      <style:table-cell-properties style:vertical-align="middle"/>
      <style:text-properties fo:font-size="12" style:font-size-asian="12pt" style:font-size-complex="12pt" style:font-name-asian="標楷體" style:font-name="標楷體"/>
    </style:style>
    <style:style style:name="ID0EC2BI" style:family="table-cell" style:parent-style-name="Default">
      <style:table-cell-properties style:vertical-align="middle"/>
      <style:paragraph-properties fo:text-align="center"/>
      <style:text-properties fo:font-size="12" style:font-size-asian="12pt" style:font-size-complex="12pt" style:font-name-asian="標楷體" style:font-name="標楷體"/>
    </style:style>
    <style:style style:name="ID0EBNCI" style:family="table" style:master-page-name="Default">
      <style:table-properties/>
    </style:style>
    <style:style style:name="ID0EGNCI" style:family="table" style:master-page-name="Default">
      <style:table-properties/>
    </style:style>
    <style:style style:name="ID0ELNCI" style:family="table" style:master-page-name="Default">
      <style:table-properties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工作表1" table:style-name="ID0EBNCI">
        <table:table-column table:style-name="ID0ERH" table:default-cell-style-name="ID0EC2BI"/>
        <table:table-column table:style-name="ID0EYH" table:default-cell-style-name="ID0ECYBI"/>
        <table:table-column table:style-name="ID0EBAAC" table:default-cell-style-name="ID0EMYBI"/>
        <table:table-column table:style-name="ID0EJAAC" table:default-cell-style-name="ID0ECYBI"/>
        <table:table-column table:style-name="ID0EQAAC" table:default-cell-style-name="ID0ECYBI"/>
        <table:table-column table:style-name="ID0EYAAC" table:default-cell-style-name="ID0ECYBI"/>
        <table:table-column table:style-name="ID0EABAC" table:default-cell-style-name="ID0ECYBI"/>
        <table:table-column table:style-name="ID0EHBAC" table:default-cell-style-name="ID0ECYBI"/>
        <table:table-column table:style-name="ID0EPBAC" table:number-columns-repeated="248" table:default-cell-style-name="ID0ECYBI"/>
        <table:table-row xmlns:xdr="http://schemas.openxmlformats.org/drawingml/2006/spreadsheetDrawing" table:style-name="ID0EWBAC">
          <table:table-cell table:style-name="ID0EWXBI" office:value-type="string">
            <text:p>連江縣寺廟名冊</text:p>
          </table:table-cell>
          <table:table-cell table:number-columns-repeated="255"/>
        </table:table-row>
        <table:table-header-rows>
          <table:table-row xmlns:xdr="http://schemas.openxmlformats.org/drawingml/2006/spreadsheetDrawing" table:style-name="ro">
            <table:table-cell table:style-name="ID0EYYBI" office:value-type="string">
              <text:p>編號</text:p>
            </table:table-cell>
            <table:table-cell table:style-name="ID0EFZBI" office:value-type="string">
              <text:p>鄉鎮市別</text:p>
            </table:table-cell>
            <table:table-cell table:style-name="ID0EQZBI" office:value-type="string">
              <text:p>寺廟名稱</text:p>
            </table:table-cell>
            <table:table-cell table:style-name="ID0EFZBI" office:value-type="string">
              <text:p>主祀神佛像</text:p>
            </table:table-cell>
            <table:table-cell table:style-name="ID0EFZBI" office:value-type="string">
              <text:p>教別</text:p>
            </table:table-cell>
            <table:table-cell table:style-name="ID0EFZBI" office:value-type="string">
              <text:p>組織型態</text:p>
            </table:table-cell>
            <table:table-cell table:style-name="ID0EFZBI" office:value-type="string">
              <text:p>寺廟地址</text:p>
            </table:table-cell>
            <table:table-cell table:style-name="ID0EFZBI" office:value-type="string">
              <text:p>負責人姓名</text:p>
            </table:table-cell>
            <table:table-cell table:number-columns-repeated="248"/>
          </table:table-row>
        </table:table-header-rows>
        <table:table-row xmlns:xdr="http://schemas.openxmlformats.org/drawingml/2006/spreadsheetDrawing" table:style-name="ID0EXDAC">
          <table:table-cell table:style-name="ID0EYYBI" office:value-type="float" office:value="1">
            <text:p>1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馬祖境天后宮</text:p>
          </table:table-cell>
          <table:table-cell table:style-name="ID0EFZBI" office:value-type="string">
            <text:p>天上聖母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馬祖村4之1號</text:p>
          </table:table-cell>
          <table:table-cell table:style-name="ID0EFZBI" office:value-type="string">
            <text:p>費新民</text:p>
          </table:table-cell>
          <table:table-cell table:number-columns-repeated="248"/>
        </table:table-row>
        <table:table-row xmlns:xdr="http://schemas.openxmlformats.org/drawingml/2006/spreadsheetDrawing" table:style-name="ID0EMFAC">
          <table:table-cell table:style-name="ID0EYYBI" office:value-type="float" office:value="2">
            <text:p>2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邱元帥陳春蘭大姐廟</text:p>
          </table:table-cell>
          <table:table-cell table:style-name="ID0EQZBI" office:value-type="string">
            <text:p>邱元帥陳春蘭大姐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介壽村97-1號</text:p>
          </table:table-cell>
          <table:table-cell table:style-name="ID0EFZBI" office:value-type="string">
            <text:p>陳清官</text:p>
          </table:table-cell>
          <table:table-cell table:number-columns-repeated="248"/>
        </table:table-row>
        <table:table-row xmlns:xdr="http://schemas.openxmlformats.org/drawingml/2006/spreadsheetDrawing" table:style-name="ID0EBHAC">
          <table:table-cell table:style-name="ID0EYYBI" office:value-type="float" office:value="3">
            <text:p>3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青檀境道祖廟</text:p>
          </table:table-cell>
          <table:table-cell table:style-name="ID0EFZBI" office:value-type="string">
            <text:p>道祖公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介壽村385號</text:p>
          </table:table-cell>
          <table:table-cell table:style-name="ID0EFZBI" office:value-type="string">
            <text:p>曹祥通</text:p>
          </table:table-cell>
          <table:table-cell table:number-columns-repeated="248"/>
        </table:table-row>
        <table:table-row xmlns:xdr="http://schemas.openxmlformats.org/drawingml/2006/spreadsheetDrawing" table:style-name="ID0EWIAC">
          <table:table-cell table:style-name="ID0EYYBI" office:value-type="float" office:value="4">
            <text:p>4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白馬文武大王廟</text:p>
          </table:table-cell>
          <table:table-cell table:style-name="ID0EFZBI" office:value-type="string">
            <text:p>白馬文武大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QZBI" office:value-type="string">
            <text:p>馬祖村科蹄沃
(馬祖村68號)</text:p>
          </table:table-cell>
          <table:table-cell table:style-name="ID0EFZBI" office:value-type="string">
            <text:p>李銀俤</text:p>
          </table:table-cell>
          <table:table-cell table:number-columns-repeated="248"/>
        </table:table-row>
        <table:table-row xmlns:xdr="http://schemas.openxmlformats.org/drawingml/2006/spreadsheetDrawing" table:style-name="ID0ELKAC">
          <table:table-cell table:style-name="ID0EYYBI" office:value-type="float" office:value="5">
            <text:p>5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金板境天后宮</text:p>
          </table:table-cell>
          <table:table-cell table:style-name="ID0EFZBI" office:value-type="string">
            <text:p>天上聖母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仁愛村59之2號</text:p>
          </table:table-cell>
          <table:table-cell table:style-name="ID0EFZBI" office:value-type="string">
            <text:p>朱金寶</text:p>
          </table:table-cell>
          <table:table-cell table:number-columns-repeated="248"/>
        </table:table-row>
        <table:table-row xmlns:xdr="http://schemas.openxmlformats.org/drawingml/2006/spreadsheetDrawing" table:style-name="ID0EAMAC">
          <table:table-cell table:style-name="ID0EYYBI" office:value-type="float" office:value="6">
            <text:p>6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金板境大王宮</text:p>
          </table:table-cell>
          <table:table-cell table:style-name="ID0EFZBI" office:value-type="string">
            <text:p>大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仁愛村59之2號</text:p>
          </table:table-cell>
          <table:table-cell table:style-name="ID0EFZBI" office:value-type="string">
            <text:p>朱金寶</text:p>
          </table:table-cell>
          <table:table-cell table:number-columns-repeated="248"/>
        </table:table-row>
        <table:table-row xmlns:xdr="http://schemas.openxmlformats.org/drawingml/2006/spreadsheetDrawing" table:style-name="ID0EVNAC">
          <table:table-cell table:style-name="ID0EYYBI" office:value-type="float" office:value="7">
            <text:p>7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金板境三君子廟</text:p>
          </table:table-cell>
          <table:table-cell table:style-name="ID0EFZBI" office:value-type="string">
            <text:p>三君子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仁愛村59之2號</text:p>
          </table:table-cell>
          <table:table-cell table:style-name="ID0EFZBI" office:value-type="string">
            <text:p>朱金寶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8">
            <text:p>8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老頭將軍廟</text:p>
          </table:table-cell>
          <table:table-cell table:style-name="ID0EFZBI" office:value-type="string">
            <text:p>老頭將軍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仁愛村59之2號</text:p>
          </table:table-cell>
          <table:table-cell table:style-name="ID0EFZBI" office:value-type="string">
            <text:p>朱金寶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9">
            <text:p>9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白馬尊王廟</text:p>
          </table:table-cell>
          <table:table-cell table:style-name="ID0EFZBI" office:value-type="string">
            <text:p>白馬尊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清水村127-2號</text:p>
          </table:table-cell>
          <table:table-cell table:style-name="ID0EFZBI" office:value-type="string">
            <text:p>詹元春</text:p>
          </table:table-cell>
          <table:table-cell table:number-columns-repeated="248"/>
        </table:table-row>
        <table:table-row xmlns:xdr="http://schemas.openxmlformats.org/drawingml/2006/spreadsheetDrawing" table:style-name="ID0ETCAE">
          <table:table-cell table:style-name="ID0EYYBI" office:value-type="float" office:value="10">
            <text:p>10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梅石境高王爺廟</text:p>
          </table:table-cell>
          <table:table-cell table:style-name="ID0EFZBI" office:value-type="string">
            <text:p>高王爺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清水村11號</text:p>
          </table:table-cell>
          <table:table-cell table:style-name="ID0EFZBI" office:value-type="string">
            <text:p>朱志剛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11">
            <text:p>11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孫將軍廟</text:p>
          </table:table-cell>
          <table:table-cell table:style-name="ID0EQZBI" office:value-type="string">
            <text:p>孫將軍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四維村夫人咖啡附近</text:p>
          </table:table-cell>
          <table:table-cell table:style-name="ID0EFZBI" office:value-type="string">
            <text:p>林文斌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12">
            <text:p>12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白馬大王廟</text:p>
          </table:table-cell>
          <table:table-cell table:style-name="ID0EFZBI" office:value-type="string">
            <text:p>白馬大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四維村夫人咖啡附近</text:p>
          </table:table-cell>
          <table:table-cell table:style-name="ID0EFZBI" office:value-type="string">
            <text:p>林文斌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13">
            <text:p>13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玄天上帝廟</text:p>
          </table:table-cell>
          <table:table-cell table:style-name="ID0EFZBI" office:value-type="string">
            <text:p>玄天上帝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珠螺村50號</text:p>
          </table:table-cell>
          <table:table-cell table:style-name="ID0EFZBI" office:value-type="string">
            <text:p>張芝華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14">
            <text:p>14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白馬尊王廟</text:p>
          </table:table-cell>
          <table:table-cell table:style-name="ID0EFZBI" office:value-type="string">
            <text:p>白馬尊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珠螺村48號</text:p>
          </table:table-cell>
          <table:table-cell table:style-name="ID0EFZBI" office:value-type="string">
            <text:p>張芝華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15">
            <text:p>15</text:p>
          </table:table-cell>
          <table:table-cell table:style-name="ID0E4ZBI" office:value-type="string">
            <text:p>南竿鄉</text:p>
          </table:table-cell>
          <table:table-cell table:style-name="ID0EJ1BI" office:value-type="string">
            <text:p>華光大帝廟</text:p>
          </table:table-cell>
          <table:table-cell table:style-name="ID0E4ZBI" office:value-type="string">
            <text:p>華光大帝</text:p>
          </table:table-cell>
          <table:table-cell table:style-name="ID0E4ZBI" office:value-type="string">
            <text:p>道教</text:p>
          </table:table-cell>
          <table:table-cell table:style-name="ID0E4ZBI" office:value-type="string">
            <text:p>管理委員會</text:p>
          </table:table-cell>
          <table:table-cell table:style-name="ID0E4ZBI" office:value-type="string">
            <text:p>福沃村</text:p>
          </table:table-cell>
          <table:table-cell table:style-name="ID0E4ZBI" office:value-type="string">
            <text:p>林貽祥</text:p>
          </table:table-cell>
          <table:table-cell table:number-columns-repeated="248" table:style-name="ID0EX1BI"/>
        </table:table-row>
        <table:table-row xmlns:xdr="http://schemas.openxmlformats.org/drawingml/2006/spreadsheetDrawing" table:style-name="ro">
          <table:table-cell table:style-name="ID0EYYBI" office:value-type="float" office:value="16">
            <text:p>16</text:p>
          </table:table-cell>
          <table:table-cell table:style-name="ID0E4ZBI" office:value-type="string">
            <text:p>南竿鄉</text:p>
          </table:table-cell>
          <table:table-cell table:style-name="ID0EJ1BI" office:value-type="string">
            <text:p>白馬尊王廟</text:p>
          </table:table-cell>
          <table:table-cell table:style-name="ID0E4ZBI" office:value-type="string">
            <text:p>白馬尊王</text:p>
          </table:table-cell>
          <table:table-cell table:style-name="ID0E4ZBI" office:value-type="string">
            <text:p>道教</text:p>
          </table:table-cell>
          <table:table-cell table:style-name="ID0E4ZBI" office:value-type="string">
            <text:p>管理委員會</text:p>
          </table:table-cell>
          <table:table-cell table:style-name="ID0E4ZBI" office:value-type="string">
            <text:p>福沃村</text:p>
          </table:table-cell>
          <table:table-cell table:style-name="ID0E4ZBI" office:value-type="string">
            <text:p>林通全</text:p>
          </table:table-cell>
          <table:table-cell table:number-columns-repeated="248" table:style-name="ID0EX1BI"/>
        </table:table-row>
        <table:table-row xmlns:xdr="http://schemas.openxmlformats.org/drawingml/2006/spreadsheetDrawing" table:style-name="ID0EEOAE">
          <table:table-cell table:style-name="ID0EYYBI" office:value-type="float" office:value="17">
            <text:p>17</text:p>
          </table:table-cell>
          <table:table-cell table:style-name="ID0E4ZBI" office:value-type="string">
            <text:p>南竿鄉</text:p>
          </table:table-cell>
          <table:table-cell table:style-name="ID0EJ1BI" office:value-type="string">
            <text:p>半天陳夫人廟</text:p>
          </table:table-cell>
          <table:table-cell table:style-name="ID0E4ZBI" office:value-type="string">
            <text:p>半天陳夫人</text:p>
          </table:table-cell>
          <table:table-cell table:style-name="ID0E4ZBI" office:value-type="string">
            <text:p>道教</text:p>
          </table:table-cell>
          <table:table-cell table:style-name="ID0E4ZBI" office:value-type="string">
            <text:p>管理委員會</text:p>
          </table:table-cell>
          <table:table-cell table:style-name="ID0E4ZBI" office:value-type="string">
            <text:p>復興村204號</text:p>
          </table:table-cell>
          <table:table-cell table:style-name="ID0E4ZBI" office:value-type="string">
            <text:p>曹爾元</text:p>
          </table:table-cell>
          <table:table-cell table:number-columns-repeated="248" table:style-name="ID0EX1BI"/>
        </table:table-row>
        <table:table-row xmlns:xdr="http://schemas.openxmlformats.org/drawingml/2006/spreadsheetDrawing" table:style-name="ro">
          <table:table-cell table:style-name="ID0EYYBI" office:value-type="float" office:value="18">
            <text:p>18</text:p>
          </table:table-cell>
          <table:table-cell table:style-name="ID0E4ZBI" office:value-type="string">
            <text:p>南竿鄉</text:p>
          </table:table-cell>
          <table:table-cell table:style-name="ID0EJ1BI" office:value-type="string">
            <text:p>白馬尊王廟</text:p>
          </table:table-cell>
          <table:table-cell table:style-name="ID0E4ZBI" office:value-type="string">
            <text:p>白馬尊王</text:p>
          </table:table-cell>
          <table:table-cell table:style-name="ID0E4ZBI" office:value-type="string">
            <text:p>道教</text:p>
          </table:table-cell>
          <table:table-cell table:style-name="ID0E4ZBI" office:value-type="string">
            <text:p>管理委員會</text:p>
          </table:table-cell>
          <table:table-cell table:style-name="ID0E4ZBI" office:value-type="string">
            <text:p>介壽村41號</text:p>
          </table:table-cell>
          <table:table-cell table:style-name="ID0E4ZBI" office:value-type="string">
            <text:p>陳書建</text:p>
          </table:table-cell>
          <table:table-cell table:number-columns-repeated="248" table:style-name="ID0EX1BI"/>
        </table:table-row>
        <table:table-row xmlns:xdr="http://schemas.openxmlformats.org/drawingml/2006/spreadsheetDrawing" table:style-name="ID0ERRAE">
          <table:table-cell table:style-name="ID0EYYBI" office:value-type="float" office:value="19">
            <text:p>19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南竿鄉復興村牛峰境廟</text:p>
          </table:table-cell>
          <table:table-cell table:style-name="ID0EFZBI" office:value-type="string">
            <text:p>五靈公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復興村158-1號</text:p>
          </table:table-cell>
          <table:table-cell table:style-name="ID0EFZBI" office:value-type="string">
            <text:p>曹爾章</text:p>
          </table:table-cell>
          <table:table-cell table:number-columns-repeated="248"/>
        </table:table-row>
        <table:table-row xmlns:xdr="http://schemas.openxmlformats.org/drawingml/2006/spreadsheetDrawing" table:style-name="ID0EGTAE">
          <table:table-cell table:style-name="ID0EYYBI" office:value-type="float" office:value="20">
            <text:p>20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西尾境天母宮</text:p>
          </table:table-cell>
          <table:table-cell table:style-name="ID0EFZBI" office:value-type="string">
            <text:p>皇母娘娘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四維村85號</text:p>
          </table:table-cell>
          <table:table-cell table:style-name="ID0EFZBI" office:value-type="string">
            <text:p>劉治國</text:p>
          </table:table-cell>
          <table:table-cell table:number-columns-repeated="248"/>
        </table:table-row>
        <table:table-row xmlns:xdr="http://schemas.openxmlformats.org/drawingml/2006/spreadsheetDrawing" table:style-name="ID0E2UAE">
          <table:table-cell table:style-name="ID0EYYBI" office:value-type="float" office:value="21">
            <text:p>21</text:p>
          </table:table-cell>
          <table:table-cell table:style-name="ID0EFZBI" office:value-type="string">
            <text:p>南竿鄉</text:p>
          </table:table-cell>
          <table:table-cell table:style-name="ID0EQZBI" office:value-type="string">
            <text:p>(津沙境)天后宮</text:p>
          </table:table-cell>
          <table:table-cell table:style-name="ID0EFZBI" office:value-type="string">
            <text:p>天上聖母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津沙村105號</text:p>
          </table:table-cell>
          <table:table-cell table:style-name="ID0EFZBI" office:value-type="string">
            <text:p>陳志華</text:p>
          </table:table-cell>
          <table:table-cell table:number-columns-repeated="248"/>
        </table:table-row>
        <table:table-row xmlns:xdr="http://schemas.openxmlformats.org/drawingml/2006/spreadsheetDrawing" table:style-name="ID0EQWAE">
          <table:table-cell table:style-name="ID0EYYBI" office:value-type="float" office:value="22">
            <text:p>22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水部尚書公府</text:p>
          </table:table-cell>
          <table:table-cell table:style-name="ID0EFZBI" office:value-type="string">
            <text:p>水部尚書公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塘岐村26-1號</text:p>
          </table:table-cell>
          <table:table-cell table:style-name="ID0EFZBI" office:value-type="string">
            <text:p>王世才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23">
            <text:p>23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楊公八使宮</text:p>
          </table:table-cell>
          <table:table-cell table:style-name="ID0EFZBI" office:value-type="string">
            <text:p>楊公八使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后沃村22號</text:p>
          </table:table-cell>
          <table:table-cell table:style-name="ID0EFZBI" office:value-type="string">
            <text:p>陳貴忠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24">
            <text:p>24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五福天仙府</text:p>
          </table:table-cell>
          <table:table-cell table:style-name="ID0EFZBI" office:value-type="string">
            <text:p>三爺公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塘岐村23號</text:p>
          </table:table-cell>
          <table:table-cell table:style-name="ID0EFZBI" office:value-type="string">
            <text:p>王華英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25">
            <text:p>25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馬祖廣玄宮</text:p>
          </table:table-cell>
          <table:table-cell table:style-name="ID0EFZBI" office:value-type="string">
            <text:p>真武老祖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塘岐村273-4號</text:p>
          </table:table-cell>
          <table:table-cell table:style-name="ID0EFZBI" office:value-type="string">
            <text:p>王樹欽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26">
            <text:p>26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蕭王府</text:p>
          </table:table-cell>
          <table:table-cell table:style-name="ID0EFZBI" office:value-type="string">
            <text:p>蕭王爺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塘岐村70號</text:p>
          </table:table-cell>
          <table:table-cell table:style-name="ID0EFZBI" office:value-type="string">
            <text:p>周木興</text:p>
          </table:table-cell>
          <table:table-cell table:number-columns-repeated="248"/>
        </table:table-row>
        <table:table-row xmlns:xdr="http://schemas.openxmlformats.org/drawingml/2006/spreadsheetDrawing" table:style-name="ID0EV5AE">
          <table:table-cell table:style-name="ID0EYYBI" office:value-type="float" office:value="27">
            <text:p>27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大坵白馬大王廟</text:p>
          </table:table-cell>
          <table:table-cell table:style-name="ID0EFZBI" office:value-type="string">
            <text:p>大坵白馬大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橋仔村181號</text:p>
          </table:table-cell>
          <table:table-cell table:style-name="ID0EFZBI" office:value-type="string">
            <text:p>陳依興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28">
            <text:p>28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白馬尊王廟</text:p>
          </table:table-cell>
          <table:table-cell table:style-name="ID0EFZBI" office:value-type="string">
            <text:p>白馬尊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橋仔村</text:p>
          </table:table-cell>
          <table:table-cell table:style-name="ID0EFZBI" office:value-type="string">
            <text:p>孫景雲</text:p>
          </table:table-cell>
          <table:table-cell table:number-columns-repeated="248"/>
        </table:table-row>
        <table:table-row xmlns:xdr="http://schemas.openxmlformats.org/drawingml/2006/spreadsheetDrawing" table:style-name="ID0E6BAG">
          <table:table-cell table:style-name="ID0EYYBI" office:value-type="float" office:value="29">
            <text:p>29</text:p>
          </table:table-cell>
          <table:table-cell table:style-name="ID0EFZBI" office:value-type="string">
            <text:p>北竿鄉</text:p>
          </table:table-cell>
          <table:table-cell table:style-name="ID0EJ1BI" office:value-type="string">
            <text:p>五福大帝廟(原五靈公廟)</text:p>
          </table:table-cell>
          <table:table-cell table:style-name="ID0EFZBI" office:value-type="string">
            <text:p>五福大帝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橋仔村</text:p>
          </table:table-cell>
          <table:table-cell table:style-name="ID0EFZBI" office:value-type="string">
            <text:p>孫景雲</text:p>
          </table:table-cell>
          <table:table-cell table:number-columns-repeated="248"/>
        </table:table-row>
        <table:table-row xmlns:xdr="http://schemas.openxmlformats.org/drawingml/2006/spreadsheetDrawing" table:style-name="ID0EUDAG">
          <table:table-cell table:style-name="ID0EYYBI" office:value-type="float" office:value="30">
            <text:p>30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探花府田元帥廟</text:p>
          </table:table-cell>
          <table:table-cell table:style-name="ID0EFZBI" office:value-type="string">
            <text:p>探花府田元帥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橋仔村50-1號</text:p>
          </table:table-cell>
          <table:table-cell table:style-name="ID0EFZBI" office:value-type="string">
            <text:p>邱德寶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31">
            <text:p>31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白馬大王廟</text:p>
          </table:table-cell>
          <table:table-cell table:style-name="ID0EFZBI" office:value-type="string">
            <text:p>白馬大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橋仔村126-1號</text:p>
          </table:table-cell>
          <table:table-cell table:style-name="ID0EFZBI" office:value-type="string">
            <text:p>王永興</text:p>
          </table:table-cell>
          <table:table-cell table:number-columns-repeated="248"/>
        </table:table-row>
        <table:table-row xmlns:xdr="http://schemas.openxmlformats.org/drawingml/2006/spreadsheetDrawing" table:style-name="ID0E4GAG">
          <table:table-cell table:style-name="ID0EYYBI" office:value-type="float" office:value="32">
            <text:p>32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山西靈台公廟</text:p>
          </table:table-cell>
          <table:table-cell table:style-name="ID0EFZBI" office:value-type="string">
            <text:p>靈台公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橋仔村108號</text:p>
          </table:table-cell>
          <table:table-cell table:style-name="ID0EFZBI" office:value-type="string">
            <text:p>陳尚飛</text:p>
          </table:table-cell>
          <table:table-cell table:number-columns-repeated="248"/>
        </table:table-row>
        <table:table-row xmlns:xdr="http://schemas.openxmlformats.org/drawingml/2006/spreadsheetDrawing" table:style-name="ID0ESIAG">
          <table:table-cell table:style-name="ID0EYYBI" office:value-type="float" office:value="33">
            <text:p>33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正乙玄壇公廟</text:p>
          </table:table-cell>
          <table:table-cell table:style-name="ID0EFZBI" office:value-type="string">
            <text:p>玄壇公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橋仔村100號</text:p>
          </table:table-cell>
          <table:table-cell table:style-name="ID0EFZBI" office:value-type="string">
            <text:p>王鈿俤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34">
            <text:p>34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玄天上帝廟</text:p>
          </table:table-cell>
          <table:table-cell table:style-name="ID0EFZBI" office:value-type="string">
            <text:p>玄天上帝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橋仔村101號</text:p>
          </table:table-cell>
          <table:table-cell table:style-name="ID0EFZBI" office:value-type="string">
            <text:p>陳雄飛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35">
            <text:p>35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平水尊王廟</text:p>
          </table:table-cell>
          <table:table-cell table:style-name="ID0EFZBI" office:value-type="string">
            <text:p>平水尊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白沙村41號</text:p>
          </table:table-cell>
          <table:table-cell table:style-name="ID0EFZBI" office:value-type="string">
            <text:p>張文財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36">
            <text:p>36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天后宮</text:p>
          </table:table-cell>
          <table:table-cell table:style-name="ID0EFZBI" office:value-type="string">
            <text:p>天上聖母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芹壁村53號</text:p>
          </table:table-cell>
          <table:table-cell table:style-name="ID0EFZBI" office:value-type="string">
            <text:p>陳世殿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37">
            <text:p>37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趙元帥府</text:p>
          </table:table-cell>
          <table:table-cell table:style-name="ID0EFZBI" office:value-type="string">
            <text:p>趙元帥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芹壁村101號</text:p>
          </table:table-cell>
          <table:table-cell table:style-name="ID0EFZBI" office:value-type="string">
            <text:p>詹銀河</text:p>
          </table:table-cell>
          <table:table-cell table:number-columns-repeated="248"/>
        </table:table-row>
        <table:table-row xmlns:xdr="http://schemas.openxmlformats.org/drawingml/2006/spreadsheetDrawing" table:style-name="ID0EXQAG">
          <table:table-cell table:style-name="ID0EYYBI" office:value-type="float" office:value="38">
            <text:p>38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龍角峰伍位靈公廟</text:p>
          </table:table-cell>
          <table:table-cell table:style-name="ID0EFZBI" office:value-type="string">
            <text:p>白衣大士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芹壁村90號</text:p>
          </table:table-cell>
          <table:table-cell table:style-name="ID0EFZBI" office:value-type="string">
            <text:p>陳相相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39">
            <text:p>39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天后宮</text:p>
          </table:table-cell>
          <table:table-cell table:style-name="ID0EFZBI" office:value-type="string">
            <text:p>媽祖娘娘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坂里村101號</text:p>
          </table:table-cell>
          <table:table-cell table:style-name="ID0EFZBI" office:value-type="string">
            <text:p>王禮好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40">
            <text:p>40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白馬尊王廟</text:p>
          </table:table-cell>
          <table:table-cell table:style-name="ID0EFZBI" office:value-type="string">
            <text:p>白馬尊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坂里村36號</text:p>
          </table:table-cell>
          <table:table-cell table:style-name="ID0EFZBI" office:value-type="string">
            <text:p>王詩如</text:p>
          </table:table-cell>
          <table:table-cell table:number-columns-repeated="248"/>
        </table:table-row>
        <table:table-row xmlns:xdr="http://schemas.openxmlformats.org/drawingml/2006/spreadsheetDrawing" table:style-name="ID0EUVAG">
          <table:table-cell table:style-name="ID0EYYBI" office:value-type="float" office:value="41">
            <text:p>41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李哪吒三太子廟</text:p>
          </table:table-cell>
          <table:table-cell table:style-name="ID0EFZBI" office:value-type="string">
            <text:p>李哪吒三太子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坂里村92號</text:p>
          </table:table-cell>
          <table:table-cell table:style-name="ID0EFZBI" office:value-type="string">
            <text:p>王美淦</text:p>
          </table:table-cell>
          <table:table-cell table:number-columns-repeated="248"/>
        </table:table-row>
        <table:table-row xmlns:xdr="http://schemas.openxmlformats.org/drawingml/2006/spreadsheetDrawing" table:style-name="ID0EJXAG">
          <table:table-cell table:style-name="ID0EYYBI" office:value-type="float" office:value="42">
            <text:p>42</text:p>
          </table:table-cell>
          <table:table-cell table:style-name="ID0EFZBI" office:value-type="string">
            <text:p>北竿鄉</text:p>
          </table:table-cell>
          <table:table-cell table:style-name="ID0EQZBI" office:value-type="string">
            <text:p>上惠林女帥宮</text:p>
          </table:table-cell>
          <table:table-cell table:style-name="ID0EFZBI" office:value-type="string">
            <text:p>林女帥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橋仔村17號</text:p>
          </table:table-cell>
          <table:table-cell table:style-name="ID0EFZBI" office:value-type="string">
            <text:p>王雲萍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43">
            <text:p>43</text:p>
          </table:table-cell>
          <table:table-cell table:style-name="ID0EFZBI" office:value-type="string">
            <text:p>東引鄉</text:p>
          </table:table-cell>
          <table:table-cell table:style-name="ID0EQZBI" office:value-type="string">
            <text:p>白馬尊王廟</text:p>
          </table:table-cell>
          <table:table-cell table:style-name="ID0EFZBI" office:value-type="string">
            <text:p>白馬尊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樂華村(浮動碼頭旁)</text:p>
          </table:table-cell>
          <table:table-cell table:style-name="ID0EFZBI" office:value-type="string">
            <text:p>林耀宏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44">
            <text:p>44</text:p>
          </table:table-cell>
          <table:table-cell table:style-name="ID0EFZBI" office:value-type="string">
            <text:p>東引鄉</text:p>
          </table:table-cell>
          <table:table-cell table:style-name="ID0EQZBI" office:value-type="string">
            <text:p>天后宮</text:p>
          </table:table-cell>
          <table:table-cell table:style-name="ID0EFZBI" office:value-type="string">
            <text:p>媽祖娘娘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中柳村</text:p>
          </table:table-cell>
          <table:table-cell table:style-name="ID0EFZBI" office:value-type="string">
            <text:p>林耀宏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45">
            <text:p>45</text:p>
          </table:table-cell>
          <table:table-cell table:style-name="ID0EFZBI" office:value-type="string">
            <text:p>東引鄉</text:p>
          </table:table-cell>
          <table:table-cell table:style-name="ID0EQZBI" office:value-type="string">
            <text:p>關帝廟</text:p>
          </table:table-cell>
          <table:table-cell table:style-name="ID0EFZBI" office:value-type="string">
            <text:p>關聖帝君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中柳村</text:p>
          </table:table-cell>
          <table:table-cell table:style-name="ID0EFZBI" office:value-type="string">
            <text:p>林耀宏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46">
            <text:p>46</text:p>
          </table:table-cell>
          <table:table-cell table:style-name="ID0EFZBI" office:value-type="string">
            <text:p>東引鄉</text:p>
          </table:table-cell>
          <table:table-cell table:style-name="ID0EQZBI" office:value-type="string">
            <text:p>安寧廟</text:p>
          </table:table-cell>
          <table:table-cell table:style-name="ID0EFZBI" office:value-type="string">
            <text:p>關聖帝君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中柳村</text:p>
          </table:table-cell>
          <table:table-cell table:style-name="ID0EFZBI" office:value-type="string">
            <text:p>林耀宏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47">
            <text:p>47</text:p>
          </table:table-cell>
          <table:table-cell table:style-name="ID0EFZBI" office:value-type="string">
            <text:p>東引鄉</text:p>
          </table:table-cell>
          <table:table-cell table:style-name="ID0EQZBI" office:value-type="string">
            <text:p>張將軍廟</text:p>
          </table:table-cell>
          <table:table-cell table:style-name="ID0EFZBI" office:value-type="string">
            <text:p>張將軍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樂華村</text:p>
          </table:table-cell>
          <table:table-cell table:style-name="ID0EFZBI" office:value-type="string">
            <text:p>林景齊</text:p>
          </table:table-cell>
          <table:table-cell table:number-columns-repeated="248"/>
        </table:table-row>
        <table:table-row xmlns:xdr="http://schemas.openxmlformats.org/drawingml/2006/spreadsheetDrawing" table:style-name="ID0ECBBG">
          <table:table-cell table:style-name="ID0EYYBI" office:value-type="float" office:value="48">
            <text:p>48</text:p>
          </table:table-cell>
          <table:table-cell table:style-name="ID0EFZBI" office:value-type="string">
            <text:p>東引鄉</text:p>
          </table:table-cell>
          <table:table-cell table:style-name="ID0EQZBI" office:value-type="string">
            <text:p>代天府白王爺廟</text:p>
          </table:table-cell>
          <table:table-cell table:style-name="ID0EFZBI" office:value-type="string">
            <text:p>白王爺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中柳村西段</text:p>
          </table:table-cell>
          <table:table-cell table:style-name="ID0EFZBI" office:value-type="string">
            <text:p>許其光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49">
            <text:p>49</text:p>
          </table:table-cell>
          <table:table-cell table:style-name="ID0EFZBI" office:value-type="string">
            <text:p>東引鄉</text:p>
          </table:table-cell>
          <table:table-cell table:style-name="ID0EQZBI" office:value-type="string">
            <text:p>璇璣廟</text:p>
          </table:table-cell>
          <table:table-cell table:style-name="ID0EFZBI" office:value-type="string">
            <text:p>朱大姐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中柳村</text:p>
          </table:table-cell>
          <table:table-cell table:style-name="ID0EFZBI" office:value-type="string">
            <text:p>劉金灼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50">
            <text:p>50</text:p>
          </table:table-cell>
          <table:table-cell table:style-name="ID0EFZBI" office:value-type="string">
            <text:p>東引鄉</text:p>
          </table:table-cell>
          <table:table-cell table:style-name="ID0EQZBI" office:value-type="string">
            <text:p>泰山府</text:p>
          </table:table-cell>
          <table:table-cell table:style-name="ID0EFZBI" office:value-type="string">
            <text:p>泰山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樂華村</text:p>
          </table:table-cell>
          <table:table-cell table:style-name="ID0EFZBI" office:value-type="string">
            <text:p>陳其敏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51">
            <text:p>51</text:p>
          </table:table-cell>
          <table:table-cell table:style-name="ID0EFZBI" office:value-type="string">
            <text:p>東引鄉</text:p>
          </table:table-cell>
          <table:table-cell table:style-name="ID0EQZBI" office:value-type="string">
            <text:p>忠義廟</text:p>
          </table:table-cell>
          <table:table-cell table:style-name="ID0EFZBI" office:value-type="string">
            <text:p>開閩大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中柳村</text:p>
          </table:table-cell>
          <table:table-cell table:style-name="ID0EFZBI" office:value-type="string">
            <text:p>劉金俤</text:p>
          </table:table-cell>
          <table:table-cell table:number-columns-repeated="248"/>
        </table:table-row>
        <table:table-row xmlns:xdr="http://schemas.openxmlformats.org/drawingml/2006/spreadsheetDrawing" table:style-name="ID0ETHBG">
          <table:table-cell table:style-name="ID0EYYBI" office:value-type="float" office:value="52">
            <text:p>52</text:p>
          </table:table-cell>
          <table:table-cell table:style-name="ID0EFZBI" office:value-type="string">
            <text:p>莒光鄉</text:p>
          </table:table-cell>
          <table:table-cell table:style-name="ID0EQZBI" office:value-type="string">
            <text:p>(威武)陳元帥廟</text:p>
          </table:table-cell>
          <table:table-cell table:style-name="ID0EFZBI" office:value-type="string">
            <text:p>陳元帥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青帆村107號</text:p>
          </table:table-cell>
          <table:table-cell table:style-name="ID0EFZBI" office:value-type="string">
            <text:p>陳依樂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53">
            <text:p>53</text:p>
          </table:table-cell>
          <table:table-cell table:style-name="ID0EFZBI" office:value-type="string">
            <text:p>莒光鄉</text:p>
          </table:table-cell>
          <table:table-cell table:style-name="ID0EQZBI" office:value-type="string">
            <text:p>有求必應廟</text:p>
          </table:table-cell>
          <table:table-cell table:style-name="ID0EFZBI" office:value-type="string">
            <text:p>五位將軍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青帆村水井旁</text:p>
          </table:table-cell>
          <table:table-cell table:style-name="ID0EFZBI" office:value-type="string">
            <text:p>黃德興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54">
            <text:p>54</text:p>
          </table:table-cell>
          <table:table-cell table:style-name="ID0EFZBI" office:value-type="string">
            <text:p>莒光鄉</text:p>
          </table:table-cell>
          <table:table-cell table:style-name="ID0EQZBI" office:value-type="string">
            <text:p>胡將軍廟</text:p>
          </table:table-cell>
          <table:table-cell table:style-name="ID0EFZBI" office:value-type="string">
            <text:p>胡將軍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青帆村山海一家旁</text:p>
          </table:table-cell>
          <table:table-cell table:style-name="ID0EFZBI" office:value-type="string">
            <text:p>陳秉傑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55">
            <text:p>55</text:p>
          </table:table-cell>
          <table:table-cell table:style-name="ID0EFZBI" office:value-type="string">
            <text:p>莒光鄉</text:p>
          </table:table-cell>
          <table:table-cell table:style-name="ID0EQZBI" office:value-type="string">
            <text:p>天后宮</text:p>
          </table:table-cell>
          <table:table-cell table:style-name="ID0EFZBI" office:value-type="string">
            <text:p>天上聖母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青帆村80號旁</text:p>
          </table:table-cell>
          <table:table-cell table:style-name="ID0EFZBI" office:value-type="string">
            <text:p>陳寶官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56">
            <text:p>56</text:p>
          </table:table-cell>
          <table:table-cell table:style-name="ID0EFZBI" office:value-type="string">
            <text:p>莒光鄉</text:p>
          </table:table-cell>
          <table:table-cell table:style-name="ID0EQZBI" office:value-type="string">
            <text:p>彣大王廟</text:p>
          </table:table-cell>
          <table:table-cell table:style-name="ID0EFZBI" office:value-type="string">
            <text:p>彣大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西坵村1-3號</text:p>
          </table:table-cell>
          <table:table-cell table:style-name="ID0EFZBI" office:value-type="string">
            <text:p>陳火金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57">
            <text:p>57</text:p>
          </table:table-cell>
          <table:table-cell table:style-name="ID0EFZBI" office:value-type="string">
            <text:p>莒光鄉</text:p>
          </table:table-cell>
          <table:table-cell table:style-name="ID0EQZBI" office:value-type="string">
            <text:p>趙大王廟</text:p>
          </table:table-cell>
          <table:table-cell table:style-name="ID0EFZBI" office:value-type="string">
            <text:p>趙大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西坵村坤坵港旁</text:p>
          </table:table-cell>
          <table:table-cell table:style-name="ID0EFZBI" office:value-type="string">
            <text:p>張銘聰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58">
            <text:p>58</text:p>
          </table:table-cell>
          <table:table-cell table:style-name="ID0EFZBI" office:value-type="string">
            <text:p>莒光鄉</text:p>
          </table:table-cell>
          <table:table-cell table:style-name="ID0EQZBI" office:value-type="string">
            <text:p>蕭隍爺廟</text:p>
          </table:table-cell>
          <table:table-cell table:style-name="ID0EFZBI" office:value-type="string">
            <text:p>蕭隍爺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田沃村下田沃</text:p>
          </table:table-cell>
          <table:table-cell table:style-name="ID0EFZBI" office:value-type="string">
            <text:p>陳瑞國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59">
            <text:p>59</text:p>
          </table:table-cell>
          <table:table-cell table:style-name="ID0EFZBI" office:value-type="string">
            <text:p>莒光鄉</text:p>
          </table:table-cell>
          <table:table-cell table:style-name="ID0EQZBI" office:value-type="string">
            <text:p>周大王廟</text:p>
          </table:table-cell>
          <table:table-cell table:style-name="ID0EFZBI" office:value-type="string">
            <text:p>周大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田沃村49號</text:p>
          </table:table-cell>
          <table:table-cell table:style-name="ID0EFZBI" office:value-type="string">
            <text:p>林順雄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60">
            <text:p>60</text:p>
          </table:table-cell>
          <table:table-cell table:style-name="ID0E4ZBI" office:value-type="string">
            <text:p>莒光鄉</text:p>
          </table:table-cell>
          <table:table-cell table:style-name="ID0EJ1BI" office:value-type="string">
            <text:p>五靈公廟</text:p>
          </table:table-cell>
          <table:table-cell table:style-name="ID0E4ZBI" office:value-type="string">
            <text:p>五靈公</text:p>
          </table:table-cell>
          <table:table-cell table:style-name="ID0E4ZBI" office:value-type="string">
            <text:p>道教</text:p>
          </table:table-cell>
          <table:table-cell table:style-name="ID0E4ZBI" office:value-type="string">
            <text:p>管理委員會</text:p>
          </table:table-cell>
          <table:table-cell table:style-name="ID0E4ZBI" office:value-type="string">
            <text:p>田沃村</text:p>
          </table:table-cell>
          <table:table-cell table:style-name="ID0E4ZBI" office:value-type="string">
            <text:p>陳泉鈿</text:p>
          </table:table-cell>
          <table:table-cell table:number-columns-repeated="248" table:style-name="ID0EX1BI"/>
        </table:table-row>
        <table:table-row xmlns:xdr="http://schemas.openxmlformats.org/drawingml/2006/spreadsheetDrawing" table:style-name="ro">
          <table:table-cell table:style-name="ID0EYYBI" office:value-type="float" office:value="61">
            <text:p>61</text:p>
          </table:table-cell>
          <table:table-cell table:style-name="ID0EFZBI" office:value-type="string">
            <text:p>莒光鄉</text:p>
          </table:table-cell>
          <table:table-cell table:style-name="ID0EQZBI" office:value-type="string">
            <text:p>天后宮</text:p>
          </table:table-cell>
          <table:table-cell table:style-name="ID0EFZBI" office:value-type="string">
            <text:p>媽祖娘娘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田沃村85高地下方</text:p>
          </table:table-cell>
          <table:table-cell table:style-name="ID0EFZBI" office:value-type="string">
            <text:p>陳泉鈿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62">
            <text:p>62</text:p>
          </table:table-cell>
          <table:table-cell table:style-name="ID0EFZBI" office:value-type="string">
            <text:p>莒光鄉</text:p>
          </table:table-cell>
          <table:table-cell table:style-name="ID0EQZBI" office:value-type="string">
            <text:p>白馬尊王廟</text:p>
          </table:table-cell>
          <table:table-cell table:style-name="ID0EFZBI" office:value-type="string">
            <text:p>白馬尊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大坪村（大埔港上方）</text:p>
          </table:table-cell>
          <table:table-cell table:style-name="ID0EFZBI" office:value-type="string">
            <text:p>曹木水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63">
            <text:p>63</text:p>
          </table:table-cell>
          <table:table-cell table:style-name="ID0EFZBI" office:value-type="string">
            <text:p>莒光鄉</text:p>
          </table:table-cell>
          <table:table-cell table:style-name="ID0EQZBI" office:value-type="string">
            <text:p>天上聖母廟</text:p>
          </table:table-cell>
          <table:table-cell table:style-name="ID0EFZBI" office:value-type="string">
            <text:p>天上聖母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福正村燈塔下方</text:p>
          </table:table-cell>
          <table:table-cell table:style-name="ID0EFZBI" office:value-type="string">
            <text:p>鄭光武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64">
            <text:p>64</text:p>
          </table:table-cell>
          <table:table-cell table:style-name="ID0EFZBI" office:value-type="string">
            <text:p>莒光鄉</text:p>
          </table:table-cell>
          <table:table-cell table:style-name="ID0EQZBI" office:value-type="string">
            <text:p>娘娘廟</text:p>
          </table:table-cell>
          <table:table-cell table:style-name="ID0EFZBI" office:value-type="string">
            <text:p>三位大姐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人制</text:p>
          </table:table-cell>
          <table:table-cell table:style-name="ID0EFZBI" office:value-type="string">
            <text:p>大坪村老人活動中心旁</text:p>
          </table:table-cell>
          <table:table-cell table:style-name="ID0EFZBI" office:value-type="string">
            <text:p>劉寶金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65">
            <text:p>65</text:p>
          </table:table-cell>
          <table:table-cell table:style-name="ID0EFZBI" office:value-type="string">
            <text:p>莒光鄉</text:p>
          </table:table-cell>
          <table:table-cell table:style-name="ID0EQZBI" office:value-type="string">
            <text:p>白馬尊王廟</text:p>
          </table:table-cell>
          <table:table-cell table:style-name="ID0EFZBI" office:value-type="string">
            <text:p>白馬尊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福正村福正港下方</text:p>
          </table:table-cell>
          <table:table-cell table:style-name="ID0EFZBI" office:value-type="string">
            <text:p>曹常容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66">
            <text:p>66</text:p>
          </table:table-cell>
          <table:table-cell table:style-name="ID0EFZBI" office:value-type="string">
            <text:p>莒光鄉</text:p>
          </table:table-cell>
          <table:table-cell table:style-name="ID0EQZBI" office:value-type="string">
            <text:p>福德宮</text:p>
          </table:table-cell>
          <table:table-cell table:style-name="ID0EFZBI" office:value-type="string">
            <text:p>福德正神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大坪村15-1號</text:p>
          </table:table-cell>
          <table:table-cell table:style-name="ID0EFZBI" office:value-type="string">
            <text:p>曹天金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67">
            <text:p>67</text:p>
          </table:table-cell>
          <table:table-cell table:style-name="ID0EFZBI" office:value-type="string">
            <text:p>莒光鄉</text:p>
          </table:table-cell>
          <table:table-cell table:style-name="ID0EQZBI" office:value-type="string">
            <text:p>老頭大王廟</text:p>
          </table:table-cell>
          <table:table-cell table:style-name="ID0EFZBI" office:value-type="string">
            <text:p>老頭大王</text:p>
          </table:table-cell>
          <table:table-cell table:style-name="ID0EFZBI" office:value-type="string">
            <text:p>道教</text:p>
          </table:table-cell>
          <table:table-cell table:style-name="ID0EFZBI" office:value-type="string">
            <text:p>管理委員會</text:p>
          </table:table-cell>
          <table:table-cell table:style-name="ID0EFZBI" office:value-type="string">
            <text:p>大坪村(大埔石刻旁)</text:p>
          </table:table-cell>
          <table:table-cell table:style-name="ID0EFZBI" office:value-type="string">
            <text:p>曹天金</text:p>
          </table:table-cell>
          <table:table-cell table:number-columns-repeated="248"/>
        </table:table-row>
        <table:table-row xmlns:xdr="http://schemas.openxmlformats.org/drawingml/2006/spreadsheetDrawing" table:style-name="ro">
          <table:table-cell table:style-name="ID0EYYBI" office:value-type="float" office:value="68">
            <text:p>68</text:p>
          </table:table-cell>
          <table:table-cell table:style-name="ID0E4ZBI" office:value-type="string">
            <text:p>莒光鄉</text:p>
          </table:table-cell>
          <table:table-cell table:style-name="ID0EJ1BI" office:value-type="string">
            <text:p>玄天上帝廟</text:p>
          </table:table-cell>
          <table:table-cell table:style-name="ID0E4ZBI" office:value-type="string">
            <text:p>玄天上帝</text:p>
          </table:table-cell>
          <table:table-cell table:style-name="ID0E4ZBI" office:value-type="string">
            <text:p>道教</text:p>
          </table:table-cell>
          <table:table-cell table:style-name="ID0E4ZBI" office:value-type="string">
            <text:p>管理委員會</text:p>
          </table:table-cell>
          <table:table-cell table:style-name="ID0E4ZBI" office:value-type="string">
            <text:p>大坪村(大埔石刻旁)</text:p>
          </table:table-cell>
          <table:table-cell table:style-name="ID0EFZBI" office:value-type="string">
            <text:p>曹天金</text:p>
          </table:table-cell>
          <table:table-cell table:number-columns-repeated="248" table:style-name="ID0EX1BI"/>
        </table:table-row>
      </table:table>
      <table:table table:name="工作表2" table:style-name="ID0EGNCI">
        <table:table-column table:style-name="co6" table:number-columns-repeated="256" table:default-cell-style-name="ID0ENXBI"/>
        <table:table-row xmlns:xdr="http://schemas.openxmlformats.org/drawingml/2006/spreadsheetDrawing" table:style-name="ro6" table:number-rows-repeated="65536">
          <table:table-cell table:number-columns-repeated="256"/>
        </table:table-row>
      </table:table>
      <table:table table:name="工作表3" table:style-name="ID0ELNCI">
        <table:table-column table:style-name="co5" table:number-columns-repeated="256" table:default-cell-style-name="ID0ENXBI"/>
        <table:table-row xmlns:xdr="http://schemas.openxmlformats.org/drawingml/2006/spreadsheetDrawing" table:style-name="ro5" table:number-rows-repeated="65536">
          <table:table-cell table:number-columns-repeated="256"/>
        </table:table-row>
      </table:table>
      <table:named-expressions/>
      <table:database-ranges>
        <table:database-range table:target-range-address="工作表1.A2:工作表1.N70">
          <table:sort>
            <table:sort-by table:data-type="automatic"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新細明體" svg:font-family="新細明體"/>
    <style:font-face style:name="新細明體" svg:font-family="新細明體"/>
    <style:font-face style:name="標楷體" svg:font-family="標楷體"/>
    <style:font-face style:name="標楷體" svg:font-family="標楷體"/>
  </office:font-face-decls>
  <office:styles>
    <style:style style:name="Default" style:family="table-cell">
      <style:text-properties fo:font-size="12" style:font-size-asian="12pt" style:font-size-complex="12pt" style:font-name-asian="新細明體" fo:color="#000000" style:font-name="新細明體"/>
    </style:style>
  </office:styles>
  <office:automatic-styles>
    <style:page-layout style:name="pm1">
      <style:page-layout-properties fo:page-width="29.699cm" fo:page-height="20.999cm" style:print-orientation="landscape" style:scale-to-X="1" style:scale-to-Y="0" style:scale-to="70" fo:margin-top="0.762cm" fo:margin-bottom="0.762cm" fo:margin-left="0.635cm" fo:margin-right="0.635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initial-creator>qwere</meta:initial-creator>
    <meta:creation-date>2017-03-13T07:31:11Z</meta:creation-date>
    <dc:creator xmlns:dc="http://purl.org/dc/elements/1.1/">User</dc:creator>
    <dc:date xmlns:dc="http://purl.org/dc/elements/1.1/">2017-11-15T01:14:18Z</dc:date>
    <meta:print-date>2017-08-04T02:07:51Z</meta:print-date>
    <meta:document-statistic/>
  </office:meta>
</office:document-meta>
</file>